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Heading_20_2">
      <style:text-properties officeooo:rsid="006789a6" officeooo:paragraph-rsid="006789a6"/>
    </style:style>
    <style:style style:name="P17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7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0">.</text:span></text:p>
      <text:h text:style-name="P16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4M43S</meta:editing-duration>
    <meta:editing-cycles>58</meta:editing-cycles>
    <meta:generator>LibreOffice/6.3.2.2$Windows_X86_64 LibreOffice_project/98b30e735bda24bc04ab42594c85f7fd8be07b9c</meta:generator>
    <dc:date>2020-06-08T18:33:06.742000000</dc:date>
    <meta:document-statistic meta:table-count="1" meta:image-count="28" meta:object-count="0" meta:page-count="10" meta:paragraph-count="243" meta:word-count="1219" meta:character-count="7632" meta:non-whitespace-character-count="6653"/>
    <meta:template xlink:type="simple" xlink:actuate="onRequest" xlink:title="standard1cm" xlink:href="../../../AppData/Roaming/LibreOffice/4/user/template/standard1cm.ott" meta:date="2016-03-29T10:37:00.996000000"/>
  </office:meta>
</office:document-meta>
</file>